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top" draw:auto-grow-height="false" fo:min-height="14.562cm" fo:min-width="9.56cm"/>
      <style:paragraph-properties style:writing-mode="lr-tb"/>
    </style:style>
    <style:style style:name="gr2" style:family="graphic" style:parent-style-name="standard">
      <style:graphic-properties draw:fill-color="#ffffaa" draw:textarea-horizontal-align="justify" draw:textarea-vertical-align="top" draw:auto-grow-height="false" fo:min-height="13.096cm" fo:min-width="8.68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1.088cm" fo:min-width="7.697cm"/>
    </style:style>
    <style:style style:name="gr5" style:family="graphic" style:parent-style-name="standard">
      <style:graphic-properties draw:textarea-horizontal-align="justify" draw:textarea-vertical-align="middle" draw:auto-grow-height="false" fo:min-height="10.982cm" fo:min-width="7.751cm"/>
    </style:style>
    <style:style style:name="gr6" style:family="graphic" style:parent-style-name="standard">
      <style:graphic-properties draw:textarea-horizontal-align="justify" draw:textarea-vertical-align="top" draw:auto-grow-height="false" fo:min-height="10.769cm" fo:min-width="7.91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3.316cm" fo:min-width="5.941cm"/>
      <style:paragraph-properties style:writing-mode="lr-tb"/>
    </style:style>
    <style:style style:name="gr8" style:family="graphic" style:parent-style-name="standard">
      <style:graphic-properties draw:fill-color="#b7b3ca" draw:textarea-horizontal-align="justify" draw:textarea-vertical-align="middle" draw:auto-grow-height="false" fo:min-height="3.317cm" fo:min-width="5.941cm"/>
      <style:paragraph-properties style:writing-mode="lr-tb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5.124cm" fo:min-width="9.046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draw:stroke-dash="Ultrafine_20_Dashed"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fill-color="#d62e4e" draw:textarea-horizontal-align="justify" draw:textarea-vertical-align="middle" draw:auto-grow-height="false" fo:min-height="3.922cm" fo:min-width="4.522cm"/>
      <style:paragraph-properties style:writing-mode="lr-tb"/>
    </style:style>
    <style:style style:name="gr13" style:family="graphic" style:parent-style-name="standard">
      <style:graphic-properties draw:fill-color="#e8a202" draw:textarea-horizontal-align="justify" draw:textarea-vertical-align="middle" draw:auto-grow-height="false" fo:min-height="3.922cm" fo:min-width="4.522cm"/>
      <style:paragraph-properties style:writing-mode="lr-tb"/>
    </style:style>
    <style:style style:name="gr14" style:family="graphic" style:parent-style-name="objectwithoutfill">
      <style:graphic-properties svg:stroke-width="0.212cm" svg:stroke-color="#000000" draw:marker-start="Arrow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159cm" svg:stroke-color="#000000" draw:marker-start="Arrow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dee7e5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ffffaa"/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b7b3ca"/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-color="#ffd428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d62e4e"/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-color="#e8a202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06cm" svg:height="14.812cm" draw:transform="rotate (0.00139626340159546) translate (9.919cm 13.914cm)">
          <text:p text:style-name="P1"><text:span text:style-name="T1">App.vu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181cm" svg:height="13.346cm" svg:x="10.5cm" svg:y="15.1cm">
          <text:p text:style-name="P1"><text:span text:style-name="T1">Ro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213cm" svg:height="0.054cm" svg:x="4.723cm" svg:y="17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197cm" svg:height="11.338cm" svg:x="11.377cm" svg:y="16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251cm" svg:height="11.232cm" svg:x="11.004cm" svg:y="17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41cm" svg:height="11.019cm" svg:x="10.472cm" svg:y="17.108cm">
          <text:p text:style-name="P1"><text:span text:style-name="T1">Pag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001cm" svg:height="0.053cm" svg:x="12.122cm" svg:y="16.8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441cm" svg:height="3.566cm" svg:x="11.43cm" svg:y="23.123cm">
          <text:p text:style-name="P4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6.441cm" svg:height="3.567cm" svg:x="11.483cm" svg:y="19.077cm">
          <text:p text:style-name="P4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13.5cm" svg:height="7.6cm" svg:x="1.1cm" svg:y="1cm">
          <text:p text:style-name="P6"><text:span text:style-name="T2">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7.85cm" svg:y1="8.6cm" svg:x2="11.483cm" svg:y2="20.86cm" draw:start-shape="id1" draw:start-glue-point="8" draw:end-shape="id2" draw:end-glue-point="3" svg:d="M7850 8600v12260h3633" svg:viewBox="0 0 3634 12261">
          <text:p/>
        </draw:connector>
        <draw:connector draw:style-name="gr11" draw:text-style-name="P4" draw:layer="layout" svg:x1="7.85cm" svg:y1="8.6cm" svg:x2="11.43cm" svg:y2="24.906cm" draw:start-shape="id1" draw:end-shape="id3" draw:end-glue-point="3" svg:d="M7850 8600v16306h3580" svg:viewBox="0 0 3581 16307">
          <text:p/>
        </draw:connector>
        <draw:custom-shape draw:style-name="gr12" draw:text-style-name="P8" draw:layer="layout" svg:width="7.1cm" svg:height="5.9cm" svg:x="0cm" svg:y="10cm">
          <text:p text:style-name="P4"><text:span text:style-name="T2">WA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7.1cm" svg:height="5.9cm" svg:x="14cm" svg:y="7.7cm">
          <text:p text:style-name="P4"><text:span text:style-name="T2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4.6cm" svg:y1="6.2cm" svg:x2="3.6cm" svg:y2="12.1cm">
          <text:p/>
        </draw:line>
        <draw:line draw:style-name="gr15" draw:text-style-name="P10" draw:layer="layout" svg:x1="12.3cm" svg:y1="5.8cm" svg:x2="16.3cm" svg:y2="9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Only_20_One" draw:display-name="CF Only One" svg:viewBox="-19 -40 38 40" svg:d="M0 0h1v-40h-2v40zM1 0h-20v-2h20zM-1 0h20v-2h-20zM1-18h-20v-2h20zM-1-18h20v-2h-20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1T19:13:31.311851753</meta:creation-date>
    <dc:date>2020-05-01T19:26:54.116328100</dc:date>
    <meta:editing-duration>P0D</meta:editing-duration>
    <meta:editing-cycles>1</meta:editing-cycles>
    <meta:document-statistic meta:object-count="16"/>
    <meta:generator>LibreOffice/6.3.5.2$Linux_X86_64 LibreOffice_project/30$Build-2</meta:generator>
  </office:meta>
</office:document-meta>
</file>